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04C206234B7B01BDD8.png" manifest:media-type="image/png"/>
  <manifest:file-entry manifest:full-path="Pictures/10000000000004B0000004B0A5DCF5B2B658F3A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KacstBook" svg:font-family="KacstBook" style:font-pitch="variable"/>
    <style:font-face style:name="KacstOffice" svg:font-family="KacstOffic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  <style:font-face style:name="Whitney1" svg:font-family="Whitney, 'Helvetica Neue', Helvetica, Arial, sans-serif" style:font-family-generic="swiss"/>
    <style:font-face style:name="inherit" svg:font-family="inherit"/>
  </office:font-face-decls>
  <office:automatic-styles>
    <style:style style:name="P1" style:family="paragraph" style:parent-style-name="Header">
      <style:text-properties style:font-name="KacstOffice" officeooo:rsid="001fe13d" officeooo:paragraph-rsid="001fe13d"/>
    </style:style>
    <style:style style:name="P2" style:family="paragraph" style:parent-style-name="Header">
      <style:text-properties officeooo:rsid="001fe13d" officeooo:paragraph-rsid="001fe13d"/>
    </style:style>
    <style:style style:name="P3" style:family="paragraph" style:parent-style-name="Footer">
      <style:paragraph-properties fo:text-align="center" style:justify-single-word="false"/>
      <style:text-properties fo:font-size="12pt" fo:font-style="italic" officeooo:rsid="001fe13d" officeooo:paragraph-rsid="001fe13d" style:font-size-asian="12pt" style:font-style-asian="italic" style:font-size-complex="12pt" style:font-style-complex="italic"/>
    </style:style>
    <style:style style:name="P4" style:family="paragraph" style:parent-style-name="Footer">
      <style:paragraph-properties fo:text-align="center" style:justify-single-word="false"/>
      <style:text-properties fo:font-size="8pt" fo:font-style="italic" style:text-underline-style="none" officeooo:rsid="001fe13d" officeooo:paragraph-rsid="00244445" style:font-size-asian="8pt" style:font-style-asian="italic" style:font-size-complex="8pt" style:font-style-complex="italic"/>
    </style:style>
    <style:style style:name="P5" style:family="paragraph" style:parent-style-name="Footer">
      <style:paragraph-properties fo:text-align="center" style:justify-single-word="false"/>
      <style:text-properties style:font-name="Liberation Serif" fo:font-size="12pt" fo:font-style="italic" officeooo:rsid="001fe13d" officeooo:paragraph-rsid="001fe13d" style:font-size-asian="12pt" style:font-style-asian="italic" style:font-size-complex="12pt" style:font-style-complex="italic"/>
    </style:style>
    <style:style style:name="P6" style:family="paragraph" style:parent-style-name="Footer">
      <style:paragraph-properties fo:text-align="center" style:justify-single-word="false"/>
      <style:text-properties style:font-name="Liberation Serif" fo:font-size="8pt" fo:font-style="italic" style:text-underline-style="none" officeooo:rsid="001fe13d" officeooo:paragraph-rsid="00244445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officeooo:paragraph-rsid="00505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paragraphe1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text-properties officeooo:paragraph-rsid="0087dfb0"/>
    </style:style>
    <style:style style:name="P11" style:family="paragraph" style:parent-style-name="Text_20_body">
      <style:text-properties officeooo:rsid="00abd54e" officeooo:paragraph-rsid="00abd54e"/>
    </style:style>
    <style:style style:name="P12" style:family="paragraph" style:parent-style-name="Text_20_body">
      <style:text-properties officeooo:paragraph-rsid="00abd54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dea55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KacstOffice" fo:font-size="18pt" officeooo:rsid="001fe13d" officeooo:paragraph-rsid="006dea55" style:font-size-asian="18pt" style:font-size-complex="18pt"/>
    </style:style>
    <style:style style:name="P15" style:family="paragraph" style:parent-style-name="Text_20_body">
      <style:text-properties style:font-name="KacstOffice" fo:font-size="12pt" officeooo:rsid="00af0023" officeooo:paragraph-rsid="00af0023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KacstOffice" fo:font-size="12pt" officeooo:rsid="00af0023" style:font-size-asian="12pt" style:font-size-complex="12pt"/>
    </style:style>
    <style:style style:name="T1" style:family="text">
      <style:text-properties officeooo:rsid="00244445"/>
    </style:style>
    <style:style style:name="T2" style:family="text">
      <style:text-properties officeooo:rsid="002bb832"/>
    </style:style>
    <style:style style:name="T3" style:family="text">
      <style:text-properties officeooo:rsid="0025addf"/>
    </style:style>
    <style:style style:name="T4" style:family="text">
      <style:text-properties officeooo:rsid="002cd96a"/>
    </style:style>
    <style:style style:name="T5" style:family="text">
      <style:text-properties fo:font-size="32pt" fo:font-style="normal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style="normal" fo:font-weight="bold" officeooo:rsid="001fe13d" style:font-size-asian="32pt" style:font-weight-asian="bold" style:font-size-complex="32pt" style:font-weight-complex="bold"/>
    </style:style>
    <style:style style:name="T7" style:family="text">
      <style:text-properties fo:font-size="32pt" fo:font-style="normal" fo:font-weight="bold" officeooo:rsid="002213eb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KacstOffice" fo:font-size="12pt" style:font-size-asian="12pt" style:font-size-complex="12pt"/>
    </style:style>
    <style:style style:name="T10" style:family="text">
      <style:text-properties style:font-name="KacstOffice" fo:font-size="12pt" officeooo:rsid="00abd54e" style:font-size-asian="12pt" style:font-size-complex="12pt"/>
    </style:style>
    <style:style style:name="T11" style:family="text">
      <style:text-properties style:font-name="KacstOffice" fo:font-size="12pt" officeooo:rsid="00ad8127" style:font-size-asian="12pt" style:font-size-complex="12pt"/>
    </style:style>
    <style:style style:name="T12" style:family="text">
      <style:text-properties style:font-name="KacstOffice" fo:font-size="18pt" fo:font-weight="normal" officeooo:rsid="001fe13d" style:font-size-asian="18pt" style:font-weight-asian="normal" style:font-size-complex="18pt" style:font-weight-complex="normal"/>
    </style:style>
    <style:style style:name="T13" style:family="text">
      <style:text-properties style:font-name="KacstOffice" fo:font-size="18pt" fo:font-weight="normal" officeooo:rsid="006dea55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KacstOffic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5" style:family="text">
      <style:text-properties fo:font-variant="normal" fo:text-transform="none" style:text-line-through-style="none" style:text-line-through-type="none" style:font-name="KacstOffice" fo:font-size="12pt" fo:letter-spacing="normal" fo:font-style="normal" style:text-underline-style="none" fo:font-weight="normal" officeooo:rsid="00abd54e" style:text-blinking="false" style:font-size-asian="12pt" style:font-size-complex="12pt" loext:padding="0cm" loext:border="none"/>
    </style:style>
    <style:style style:name="T16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7" style:family="text">
      <style:text-properties fo:font-variant="normal" fo:text-transform="none" style:text-line-through-style="none" style:text-line-through-type="none" style:text-position="super 58%" style:font-name="KacstOffice" fo:font-size="12pt" fo:letter-spacing="normal" fo:font-style="normal" style:text-underline-style="none" fo:font-weight="normal" officeooo:rsid="00abd54e" style:text-blinking="false" style:font-size-asian="12pt" style:font-size-complex="12pt" loext:padding="0cm" loext:border="none"/>
    </style:style>
    <style:style style:name="T18" style:family="text">
      <style:text-properties style:font-name="KacstBook" fo:font-weight="bold" style:font-weight-asian="bold" style:font-weight-complex="bold"/>
    </style:style>
    <style:style style:name="T19" style:family="text">
      <style:text-properties style:font-name="Liberation Sans" fo:font-size="20pt" style:text-underline-style="solid" style:text-underline-width="auto" style:text-underline-color="font-color" fo:font-weight="bold" officeooo:rsid="00aad755" style:font-name-asian="Microsoft YaHei" style:font-size-asian="20pt" style:font-weight-asian="bold" style:font-name-complex="Lucida Sans" style:font-size-complex="20pt" style:font-weight-complex="bold"/>
    </style:style>
    <style:style style:name="T20" style:family="text">
      <style:text-properties style:text-position="super 58%" style:font-name="KacstOffice" fo:font-size="12pt" officeooo:rsid="00abd54e" style:font-size-asian="12pt" style:font-size-complex="12pt"/>
    </style:style>
    <style:style style:name="T21" style:family="text">
      <style:text-properties officeooo:rsid="00adf26a"/>
    </style:style>
    <style:style style:name="T22" style:family="text">
      <style:text-properties style:text-line-through-style="none" style:text-line-through-type="none" style:text-underline-style="none" fo:font-weight="normal" style:text-blinking="false" loext:padding="0cm" loext:border="none"/>
    </style:style>
    <style:style style:name="T23" style:family="text">
      <style:text-properties style:text-line-through-style="none" style:text-line-through-type="none" style:font-name="inherit" style:text-underline-style="none" fo:font-weight="normal" style:text-blinking="false" loext:padding="0cm" loext:border="none"/>
    </style:style>
    <style:style style:name="T24" style:family="text">
      <style:text-properties style:text-line-through-style="none" style:text-line-through-type="none" style:font-name="Whitney1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re-Titre_20_1" text:outline-level="1"><text:bookmark-start text:name="__RefHeading___Toc1122_2472092515"/>INSTITUT UNIVERSITAIRE D’INFORMATIQUE ANNÉE 2021 – 2022<text:bookmark-end text:name="__RefHeading___Toc1122_2472092515"/></text:h>
      <text:h text:style-name="pre-Titre_20_2" text:outline-level="2"><text:bookmark-start text:name="__RefHeading___Toc1124_2472092515"/><text:span text:style-name="T19">Liens utilisés des bases de données</text:span> <text:bookmark-end text:name="__RefHeading___Toc1124_2472092515"/></text:h>
      <text:h text:style-name="pre-Titre_20_4" text:outline-level="4"><text:bookmark-start text:name="__RefHeading___Toc1126_2472092515"/><text:span text:style-name="T18">Version</text:span><text:span text:style-name="T8"> :</text:span> <text:span text:style-name="T21">1</text:span><text:bookmark-end text:name="__RefHeading___Toc1126_2472092515"/></text:h>
      <text:h text:style-name="pre-Titre_20_4" text:outline-level="4"><text:bookmark-start text:name="__RefHeading___Toc1128_2472092515"/>Auteurs :<text:bookmark-end text:name="__RefHeading___Toc1128_2472092515"/></text:h>
      <text:list xml:id="list4074574700" text:style-name="L1">
        <text:list-item>
          <text:p text:style-name="P13"><text:span text:style-name="T12">Brunel Bastie</text:span><text:span text:style-name="T13">n</text:span></text:p>
        </text:list-item>
        <text:list-item>
          <text:p text:style-name="P14">Leclercq Tom</text:p>
        </text:list-item>
        <text:list-item>
          <text:p text:style-name="P14">Ogès Florian</text:p>
        </text:list-item>
        <text:list-item>
          <text:p text:style-name="P14">Amzil Marwane</text:p>
        </text:list-item>
      </text:list>
      <text:p text:style-name="P9">UNIVERSITÉ DU LITTORAL CÔTE D’OPALE<text:line-break/>IUT CALAIS-BOULOGNE<text:line-break/>Rue Louis David - 62100 CALAIS<text:line-break/>Téléphone (33) 03.21.19.06.60 Télécopie (33) 03.21.19.06.61</text:p>
      <text:h text:style-name="pre-Titre_20_3" text:outline-level="3"><text:soft-page-break/></text:h>
      <text:p text:style-name="P10"><text:a xlink:type="simple" xlink:href="https://www.kaggle.com/datasets/danielgrijalvas/movies" office:target-frame-name="_blank" xlink:show="new" text:style-name="Internet_20_link" text:visited-style-name="Visited_20_Internet_20_Link"><text:span text:style-name="T14"/></text:a></text:p>
      <text:p text:style-name="P12"><text:span text:style-name="T15">1</text:span><text:span text:style-name="T17">er</text:span><text:span text:style-name="T15"> lien :</text:span></text:p>
      <text:p text:style-name="P10"><text:a xlink:type="simple" xlink:href="https://www.kaggle.com/datasets/danielgrijalvas/movies" office:target-frame-name="_blank" xlink:show="new" text:style-name="Internet_20_link" text:visited-style-name="Visited_20_Internet_20_Link"><text:span text:style-name="T16">https://www.kaggle.com/datasets/danielgrijalvas/movies</text:span></text:a><text:span text:style-name="T9"> </text:span></text:p>
      <text:p text:style-name="P10"><text:span text:style-name="T9">2</text:span><text:span text:style-name="T20">ème </text:span><text:span text:style-name="T10">lien :</text:span></text:p>
      <text:p text:style-name="P10"><text:a xlink:type="simple" xlink:href="https://www.kaggle.com/datasets/darinhawley/imdb-films-by-actor-for-10k-actors" office:target-frame-name="_blank" xlink:show="new" text:style-name="Internet_20_link" text:visited-style-name="Visited_20_Internet_20_Link"><text:span text:style-name="T16">https://www.kaggle.com/datasets/darinhawley/imdb-films-by-actor-for-10k-actors</text:span></text:a><text:span text:style-name="T9"> </text:span></text:p>
      <text:p text:style-name="P10"><text:span text:style-name="T9">3</text:span><text:span text:style-name="T20">ème</text:span><text:span text:style-name="T10"> lien :</text:span></text:p>
      <text:p text:style-name="P10"><text:a xlink:type="simple" xlink:href="https://www.kaggle.com/datasets/ruchi798/movies-on-netflix-prime-video-hulu-and-disney" office:target-frame-name="_blank" xlink:show="new" text:style-name="Internet_20_link" text:visited-style-name="Visited_20_Internet_20_Link"><text:span text:style-name="T16">https://www.kaggle.com/datasets/ruchi798/movies-on-netflix-prime-video-hulu-and-disney</text:span></text:a><text:span text:style-name="T9"> </text:span></text:p>
      <text:p text:style-name="P15">Calcul écart-type et boite à moustache</text:p>
      <text:p text:style-name="P15"><text:a xlink:type="simple" xlink:href="https://docs.python.org/fr/3/library/statistics.html#statistics.pstdev" text:style-name="Internet_20_link" text:visited-style-name="Visited_20_Internet_20_Link"><text:span text:style-name="T24">https://docs.python.org/fr/3/library/statistics.html#statistics.pstdev</text:span></text:a></text:p>
      <text:p text:style-name="P15"><text:a xlink:type="simple" xlink:href="https://www.data-transitionnumerique.com/boite-moustache-boxplot/" text:style-name="Internet_20_link" text:visited-style-name="Visited_20_Internet_20_Link"><text:span text:style-name="T24">https://www.data-transitionnumerique.com/boite-moustache-boxplot/</text:span></text:a></text:p>
      <text:p text:style-name="P16"/>
      <text:p text:style-name="P11"><text:span text:style-name="T9"><text:s/></text:span><text:span text:style-name="T11">+ </text:span><text:span text:style-name="T9">Base de monsieur Cozo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KacstBook" svg:font-family="KacstBook" style:font-pitch="variable"/>
    <style:font-face style:name="KacstOffice" svg:font-family="KacstOffic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  <style:font-face style:name="Whitney1" svg:font-family="Whitney, 'Helvetica Neue', Helvetica, Arial, sans-serif" style:font-family-generic="swiss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normal" officeooo:rsid="00359b60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top="0.199cm" fo:margin-bottom="0.3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KacstOffice" fo:font-family="KacstOffice" style:font-pitch="variable" fo:font-size="12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2cm" style:contextual-spacing="false"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aragraphe1" style:family="paragraph" style:parent-style-name="Standard">
      <style:paragraph-properties fo:margin-top="1cm" fo:margin-bottom="1cm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1cm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cm" fo:margin-bottom="0.199cm" style:contextual-spacing="false"/>
      <style:text-properties fo:font-size="95%" fo:font-style="normal" fo:font-weight="bold" style:font-size-asian="95%" style:font-style-asian="normal" style:font-weight-asian="bold" style:font-size-complex="95%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4cm" style:contextual-spacing="false"/>
      <style:text-properties style:font-name="KacstBook" fo:font-family="KacstBook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-Titre_20_1" style:display-name="pre-Titre 1" style:family="paragraph" style:parent-style-name="Heading_20_1" style:default-outline-level="" style:list-style-name="">
      <style:paragraph-properties fo:text-align="center" style:justify-single-word="false"/>
      <style:text-properties fo:font-size="22pt" style:font-size-asian="22pt" style:font-size-complex="22pt"/>
    </style:style>
    <style:style style:name="pre-Titre_20_2" style:display-name="pre-Titre 2" style:family="paragraph" style:parent-style-name="Heading_20_2" style:default-outline-level="" style:list-style-name="">
      <style:paragraph-properties fo:text-align="center" style:justify-single-word="false"/>
    </style:style>
    <style:style style:name="pre-Titre_20_4" style:display-name="pre-Titre 4" style:family="paragraph" style:parent-style-name="Heading_20_4" style:default-outline-level="4" style:list-style-name="">
      <style:text-properties style:font-name="KacstOffice" fo:font-family="KacstOffice" style:font-pitch="variable" fo:font-style="normal" style:font-style-asian="normal" style:font-style-complex="normal"/>
    </style:style>
    <style:style style:name="pre-Titre_20_3" style:display-name="pre-Titre 3" style:family="paragraph" style:parent-style-name="Heading_20_3" style:default-outline-level="" style:list-style-name=""/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.499cm" fo:margin-bottom="0.499cm" style:contextual-spacing="false" fo:text-align="justify" style:justify-single-word="false" fo:text-indent="0cm" style:auto-text-indent="false"/>
      <style:text-properties style:font-name="KacstOffice" fo:font-family="KacstOffice" style:font-pitch="variable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02cm" table:align="margins" fo:background-color="transparent">
        <style:background-image/>
      </style:table-properties>
    </style:style>
    <style:style style:name="Tableau2.A" style:family="table-column">
      <style:table-column-properties style:column-width="18.002cm" style:rel-column-width="655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d3d3d3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KacstOffice" officeooo:rsid="001fe13d" officeooo:paragraph-rsid="001fe13d"/>
    </style:style>
    <style:style style:name="MP2" style:family="paragraph" style:parent-style-name="Header">
      <style:text-properties officeooo:rsid="001fe13d" officeooo:paragraph-rsid="001fe13d"/>
    </style:style>
    <style:style style:name="MP3" style:family="paragraph" style:parent-style-name="Footer">
      <style:paragraph-properties fo:text-align="center" style:justify-single-word="false"/>
      <style:text-properties fo:font-size="12pt" fo:font-style="italic" officeooo:rsid="001fe13d" officeooo:paragraph-rsid="001fe13d" style:font-size-asian="12pt" style:font-style-asian="italic" style:font-size-complex="12pt" style:font-style-complex="italic"/>
    </style:style>
    <style:style style:name="MP4" style:family="paragraph" style:parent-style-name="Footer">
      <style:paragraph-properties fo:text-align="center" style:justify-single-word="false"/>
      <style:text-properties fo:font-size="8pt" fo:font-style="italic" style:text-underline-style="none" officeooo:rsid="001fe13d" officeooo:paragraph-rsid="00244445" style:font-size-asian="8pt" style:font-style-asian="italic" style:font-size-complex="8pt" style:font-style-complex="italic"/>
    </style:style>
    <style:style style:name="MP5" style:family="paragraph" style:parent-style-name="Footer">
      <style:paragraph-properties fo:text-align="center" style:justify-single-word="false"/>
      <style:text-properties style:font-name="Liberation Serif" fo:font-size="12pt" fo:font-style="italic" officeooo:rsid="001fe13d" officeooo:paragraph-rsid="001fe13d" style:font-size-asian="12pt" style:font-style-asian="italic" style:font-size-complex="12pt" style:font-style-complex="italic"/>
    </style:style>
    <style:style style:name="MP6" style:family="paragraph" style:parent-style-name="Footer">
      <style:paragraph-properties fo:text-align="center" style:justify-single-word="false"/>
      <style:text-properties style:font-name="Liberation Serif" fo:font-size="8pt" fo:font-style="italic" style:text-underline-style="none" officeooo:rsid="001fe13d" officeooo:paragraph-rsid="00244445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officeooo:paragraph-rsid="00505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8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244445"/>
    </style:style>
    <style:style style:name="MT2" style:family="text">
      <style:text-properties officeooo:rsid="002bb832"/>
    </style:style>
    <style:style style:name="MT3" style:family="text">
      <style:text-properties officeooo:rsid="0025addf"/>
    </style:style>
    <style:style style:name="MT4" style:family="text">
      <style:text-properties officeooo:rsid="002cd96a"/>
    </style:style>
    <style:style style:name="MT5" style:family="text">
      <style:text-properties fo:font-size="32pt" fo:font-style="normal" fo:font-weight="bold" officeooo:rsid="001fe13d" style:font-size-asian="32pt" style:font-weight-asian="bold" style:font-size-complex="32pt" style:font-weight-complex="bold"/>
    </style:style>
    <style:style style:name="MT6" style:family="text">
      <style:text-properties fo:font-size="32pt" fo:font-style="normal" fo:font-weight="bold" officeooo:rsid="002213eb" style:font-size-asian="32pt" style:font-weight-asian="bold" style:font-size-complex="32pt" style:font-weight-complex="bold"/>
    </style:style>
    <style:style style:name="MT7" style:family="text">
      <style:text-properties fo:font-size="32pt" fo:font-style="normal" fo:font-weight="bold" style:font-size-asian="32pt" style:font-weight-asian="bold" style:font-size-complex="3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cfe2f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cfe2f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cfe2f0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apport<text:tab/>DataScope<text:tab/>Film France Production</text:p>
      </style:header>
      <style:header-first>
        <table:table table:name="Tableau2" table:style-name="Tableau2">
          <table:table-column table:style-name="Tableau2.A"/>
          <table:table-row table:style-name="Tableau2.1">
            <table:table-cell table:style-name="Tableau2.A1" office:value-type="string">
              <text:p text:style-name="Standard"><text:s/>Leclercq Tom <text:s text:c="127"/><text:span text:style-name="MT4">Groupe 10</text:span></text:p>
              <text:p text:style-name="Standard"><text:s/>Ogès Florian <text:s text:c="130"/><text:date style:data-style-name="N37" text:date-value="2022-06-08T07:28:47.927999803" text:fixed="true">08/06/22</text:date></text:p>
              <text:p text:style-name="Standard"><text:s/>Brunel Bastien</text:p>
              <text:p text:style-name="Standard"><text:s/>Amzil Marwane</text:p>
              <text:p text:style-name="MP7"><draw:frame draw:style-name="Mfr1" draw:name="Image5" text:anchor-type="char" svg:x="0.252cm" svg:y="2.023cm" svg:width="4.651cm" svg:height="3.023cm" draw:z-index="1"><draw:image xlink:href="Pictures/100000010000019200000104C206234B7B01BDD8.png" xlink:type="simple" xlink:show="embed" xlink:actuate="onLoad" draw:mime-type="image/png"/></draw:frame><text:span text:style-name="MT5">Projet d’investissemen</text:span><text:span text:style-name="MT6">t</text:span></text:p>
              <text:p text:style-name="MP8"><text:bookmark-start text:name="docs-internal-guid-08459820-7fff-6162-448b-eb15ed2f219511"/><text:bookmark-start text:name="docs-internal-guid-08459820-7fff-6162-448b-eb15ed2f21951"/><draw:frame draw:style-name="Mfr1" draw:name="Image4" text:anchor-type="char" svg:x="13.769cm" svg:y="-1.499cm" svg:width="3.466cm" svg:height="3.069cm" draw:z-index="0"><draw:image xlink:href="Pictures/10000000000004B0000004B0A5DCF5B2B658F3AC.png" xlink:type="simple" xlink:show="embed" xlink:actuate="onLoad" draw:mime-type="image/png"/></draw:frame><text:bookmark-end text:name="docs-internal-guid-08459820-7fff-6162-448b-eb15ed2f219511"/><text:bookmark-end text:name="docs-internal-guid-08459820-7fff-6162-448b-eb15ed2f21951"/><text:span text:style-name="MT6">S</text:span><text:span text:style-name="MT7">AE2.04</text:span></text:p>
            </table:table-cell>
          </table:table-row>
        </table:table>
        <text:p text:style-name="MP2"/>
      </style:header-first>
      <style:footer>
        <text:p text:style-name="MP3">Page <text:page-number text:select-page="current">2</text:page-number>/<text:page-count>2</text:page-count></text:p>
        <text:p text:style-name="MP4">Siège Social : <text:span text:style-name="MT1">69 rue des religieuses La Tranche-sur-Mer</text:span> – <text:span text:style-name="MT1">8560</text:span> <text:span text:style-name="MT1">Vendée</text:span> – Tél. : <text:span text:style-name="MT1">36 30</text:span> / Service dépannage : <text:span text:style-name="MT1">118 218</text:span> – Site internet : http://www.<text:span text:style-name="MT1">datascope</text:span>.com – Email : <text:span text:style-name="MT1">datascope</text:span>@<text:span text:style-name="MT1">wanadoo</text:span>.com <text:s/>SAS au capital de <text:span text:style-name="MT1">5</text:span>0,<text:span text:style-name="MT1">30</text:span> Euros – SIRET <text:span text:style-name="MT1">0 800 801 064</text:span> – <text:span text:style-name="MT2">SINGE</text:span> 4321A </text:p>
      </style:footer>
      <style:footer-first>
        <text:p text:style-name="MP5">Page <text:page-number text:select-page="current">1</text:page-number>/<text:page-count>2</text:page-count></text:p>
        <text:p text:style-name="MP6">Siège Social : <text:span text:style-name="MT1">69 rue des religieuses La Tranche-sur-Mer</text:span> – <text:span text:style-name="MT1">85</text:span><text:span text:style-name="MT3">3</text:span><text:span text:style-name="MT1">60</text:span> <text:span text:style-name="MT1">Vendée</text:span> – Tél. : <text:span text:style-name="MT1">36 30</text:span> / Service dépannage : <text:span text:style-name="MT1">118 218</text:span> – Site internet : http://www.<text:span text:style-name="MT1">datascope</text:span>.com – Email : <text:span text:style-name="MT1">datascope</text:span>@<text:span text:style-name="MT1">wanadoo</text:span>.com <text:s/>SAS au capital de <text:span text:style-name="MT1">5</text:span>0,<text:span text:style-name="MT1">30</text:span> Euros – SIRET <text:span text:style-name="MT1">0 800 801 064</text:span> – <text:span text:style-name="MT3">SINGE</text:span> 4321A 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07:19:19.464000000</meta:creation-date>
    <dc:date>2022-06-12T19:06:06.305000000</dc:date>
    <meta:editing-duration>P1DT8M13S</meta:editing-duration>
    <meta:editing-cycles>92</meta:editing-cycles>
    <meta:generator>LibreOffice/7.2.1.2$Windows_X86_64 LibreOffice_project/87b77fad49947c1441b67c559c339af8f3517e22</meta:generator>
    <meta:document-statistic meta:table-count="1" meta:image-count="2" meta:object-count="0" meta:page-count="2" meta:paragraph-count="30" meta:word-count="178" meta:character-count="1697" meta:non-whitespace-character-count="1270"/>
  </office:meta>
</office:document-meta>
</file>